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5000001E28653BD5B890751E6.png" manifest:media-type="image/png"/>
  <manifest:file-entry manifest:full-path="Pictures/1000000100000275000001C2AF61EE1EEC447593.png" manifest:media-type="image/png"/>
  <manifest:file-entry manifest:full-path="Pictures/10000001000002590000030F2A06967816CE9F66.png" manifest:media-type="image/png"/>
  <manifest:file-entry manifest:full-path="Pictures/100000010000023E00000254A057480DFA8DC9BC.png" manifest:media-type="image/png"/>
  <manifest:file-entry manifest:full-path="Pictures/100000010000027000000201631D6611A99E88B4.png" manifest:media-type="image/png"/>
  <manifest:file-entry manifest:full-path="Pictures/1000000100000282000000F4B4BE471C4F1DCF5C.png" manifest:media-type="image/png"/>
  <manifest:file-entry manifest:full-path="Pictures/100000010000025100000151B18E09939DF9E4E4.png" manifest:media-type="image/png"/>
  <manifest:file-entry manifest:full-path="Pictures/1000000100000254000001A9F6F2BF0B40717166.png" manifest:media-type="image/png"/>
  <manifest:file-entry manifest:full-path="Pictures/100000010000024E0000012637B4C5D575FC2E15.png" manifest:media-type="image/png"/>
  <manifest:file-entry manifest:full-path="Pictures/100000010000025200000203B028EA23D4125387.png" manifest:media-type="image/png"/>
  <manifest:file-entry manifest:full-path="Pictures/100000010000032B000002BA47DF3DA57847060A.png" manifest:media-type="image/png"/>
  <manifest:file-entry manifest:full-path="Pictures/1000000100000276000001E4345A83F3C0A70E6C.png" manifest:media-type="image/png"/>
  <manifest:file-entry manifest:full-path="Pictures/1000000100000260000001231D38B477F6AC96A3.png" manifest:media-type="image/png"/>
  <manifest:file-entry manifest:full-path="Pictures/10000001000003CB000001711BA107262E071467.png" manifest:media-type="image/png"/>
  <manifest:file-entry manifest:full-path="Pictures/100000010000027300000155B0E54C037389AFCB.png" manifest:media-type="image/png"/>
  <manifest:file-entry manifest:full-path="Pictures/100000010000033E000001B879EAD496EEAD7BDD.png" manifest:media-type="image/png"/>
  <manifest:file-entry manifest:full-path="Pictures/10000001000002FB00000128F3DD4B1741DECB09.png" manifest:media-type="image/png"/>
  <manifest:file-entry manifest:full-path="Pictures/100000010000033F00000203C4169B37CFA43825.png" manifest:media-type="image/png"/>
  <manifest:file-entry manifest:full-path="Pictures/100000010000026400000224AB47D6CC65E8A7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1.</text:h>
      <text:p text:style-name="Text_20_body"><draw:frame draw:style-name="fr1" draw:name="Imagen1" text:anchor-type="char" svg:x="-0.199cm" svg:y="0.404cm" svg:width="7.721cm" svg:height="4.387cm" draw:z-index="0"><draw:image xlink:href="Pictures/100000010000025100000151B18E09939DF9E4E4.png" xlink:type="simple" xlink:show="embed" xlink:actuate="onLoad" draw:mime-type="image/png"/></draw:frame><draw:frame draw:style-name="fr1" draw:name="Imagen2" text:anchor-type="char" svg:x="7.747cm" svg:y="0.279cm" svg:width="8.915cm" svg:height="4.514cm" draw:z-index="1"><draw:image xlink:href="Pictures/1000000100000254000001A9F6F2BF0B4071716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" text:anchor-type="char" svg:x="-0.272cm" svg:y="-0.076cm" svg:width="7.031cm" svg:height="6.096cm" draw:z-index="2"><draw:image xlink:href="Pictures/100000010000025200000203B028EA23D4125387.png" xlink:type="simple" xlink:show="embed" xlink:actuate="onLoad" draw:mime-type="image/png"/></draw:frame><draw:frame draw:style-name="fr1" draw:name="Imagen4" text:anchor-type="char" svg:x="7.823cm" svg:y="-0.064cm" svg:width="9.028cm" svg:height="6.133cm" draw:z-index="3"><draw:image xlink:href="Pictures/100000010000027000000201631D6611A99E88B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" text:anchor-type="char" svg:x="-0.203cm" svg:y="0.422cm" svg:width="6.897cm" svg:height="7.161cm" draw:z-index="4"><draw:image xlink:href="Pictures/100000010000023E00000254A057480DFA8DC9B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draw:frame draw:style-name="fr1" draw:name="Imagen6" text:anchor-type="char" svg:x="7.497cm" svg:y="-0.24cm" svg:width="9.063cm" svg:height="4.516cm" draw:z-index="5"><draw:image xlink:href="Pictures/100000010000024E0000012637B4C5D575FC2E1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n7" text:anchor-type="char" svg:x="-0.016cm" svg:y="-0.296cm" svg:width="8.116cm" svg:height="5.807cm" draw:z-index="6"><draw:image xlink:href="Pictures/1000000100000275000001C2AF61EE1EEC447593.png" xlink:type="simple" xlink:show="embed" xlink:actuate="onLoad" draw:mime-type="image/png"/></draw:frame><draw:frame draw:style-name="fr1" draw:name="Imagen8" text:anchor-type="char" svg:x="8.636cm" svg:y="-0.235cm" svg:width="7.555cm" svg:height="5.789cm" draw:z-index="7"><draw:image xlink:href="Pictures/1000000100000275000001E28653BD5B890751E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0" text:anchor-type="char" svg:x="8.842cm" svg:y="0.415cm" svg:width="7.784cm" svg:height="5.981cm" draw:z-index="9"><draw:image xlink:href="Pictures/1000000100000276000001E4345A83F3C0A70E6C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Imagen9" text:anchor-type="char" svg:x="0.131cm" svg:y="-0.291cm" svg:width="8.26cm" svg:height="4.064cm" draw:z-index="8"><draw:image xlink:href="Pictures/1000000100000282000000F4B4BE471C4F1DCF5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1" text:anchor-type="char" svg:x="0.127cm" svg:y="0.169cm" svg:width="7.311cm" svg:height="5.288cm" draw:z-index="10"><draw:image xlink:href="Pictures/1000000100000260000001231D38B477F6AC96A3.png" xlink:type="simple" xlink:show="embed" xlink:actuate="onLoad" draw:mime-type="image/png"/></draw:frame></text:p>
      <text:p text:style-name="Text_20_body"><draw:frame draw:style-name="fr1" draw:name="Imagen12" text:anchor-type="char" svg:x="8.142cm" svg:y="-0.247cm" svg:width="9.333cm" svg:height="4.06cm" draw:z-index="11"><draw:image xlink:href="Pictures/10000001000003CB000001711BA107262E07146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3" text:anchor-type="char" svg:x="0.24cm" svg:y="0.113cm" svg:width="7.269cm" svg:height="4.62cm" draw:z-index="12"><draw:image xlink:href="Pictures/100000010000027300000155B0E54C037389AFCB.png" xlink:type="simple" xlink:show="embed" xlink:actuate="onLoad" draw:mime-type="image/png"/></draw:frame><draw:frame draw:style-name="fr1" draw:name="Imagen14" text:anchor-type="char" svg:x="7.948cm" svg:y="-0.196cm" svg:width="9.493cm" svg:height="5.032cm" draw:z-index="13"><draw:image xlink:href="Pictures/100000010000033E000001B879EAD496EEAD7BD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5" text:anchor-type="char" svg:x="0cm" svg:y="0.157cm" svg:width="17cm" svg:height="6.593cm" draw:z-index="14"><draw:image xlink:href="Pictures/10000001000002FB00000128F3DD4B1741DECB09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.</text:h>
      <text:p text:style-name="Text_20_body"><draw:frame draw:style-name="fr1" draw:name="Imagen16" text:anchor-type="char" svg:x="1.637cm" svg:y="0.182cm" svg:width="13.727cm" svg:height="8.507cm" draw:z-index="15"><draw:image xlink:href="Pictures/100000010000033F00000203C4169B37CFA43825.png" xlink:type="simple" xlink:show="embed" xlink:actuate="onLoad" draw:mime-type="image/png"/></draw:frame><draw:frame draw:style-name="fr1" draw:name="Imagen17" text:anchor-type="char" svg:x="1.08cm" svg:y="9.137cm" svg:width="14.06cm" svg:height="12.102cm" draw:z-index="16"><draw:image xlink:href="Pictures/100000010000032B000002BA47DF3DA57847060A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1" text:outline-level="1"><text:soft-page-break/>3.</text:h>
      <text:p text:style-name="Text_20_body"><draw:frame draw:style-name="fr1" draw:name="Imagen18" text:anchor-type="char" svg:x="1.699cm" svg:y="0.194cm" svg:width="10.52cm" svg:height="9.421cm" draw:z-index="17"><draw:image xlink:href="Pictures/100000010000026400000224AB47D6CC65E8A7A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9" text:anchor-type="char" svg:x="2.854cm" svg:y="-0.06cm" svg:width="10.814cm" svg:height="14.088cm" draw:z-index="18"><draw:image xlink:href="Pictures/10000001000002590000030F2A06967816CE9F66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24T19:05:58.312000000</dc:date>
    <meta:editing-duration>PT1H6M16S</meta:editing-duration>
    <meta:editing-cycles>1</meta:editing-cycles>
    <meta:document-statistic meta:table-count="0" meta:image-count="19" meta:object-count="0" meta:page-count="5" meta:paragraph-count="3" meta:word-count="3" meta:character-count="6" meta:non-whitespace-character-count="6"/>
    <meta:generator>LibreOffice/7.4.2.3$Windows_X86_64 LibreOffice_project/382eef1f22670f7f4118c8c2dd222ec7ad009daf</meta:generator>
  </office:meta>
</office:document-meta>
</file>